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961d" officeooo:paragraph-rsid="001f961d"/>
    </style:style>
    <style:style style:name="P2" style:family="paragraph" style:parent-style-name="Standard">
      <style:text-properties officeooo:paragraph-rsid="001f961d"/>
    </style:style>
    <style:style style:name="P3" style:family="paragraph" style:parent-style-name="Standard">
      <style:text-properties style:text-position="0% 100%" officeooo:rsid="001f961d" officeooo:paragraph-rsid="001f961d"/>
    </style:style>
    <style:style style:name="P4" style:family="paragraph" style:parent-style-name="Standard">
      <style:text-properties style:text-position="0% 100%" officeooo:rsid="0021611b" officeooo:paragraph-rsid="00236016"/>
    </style:style>
    <style:style style:name="P5" style:family="paragraph" style:parent-style-name="Standard">
      <style:text-properties officeooo:rsid="0021150a" officeooo:paragraph-rsid="0021150a"/>
    </style:style>
    <style:style style:name="P6" style:family="paragraph" style:parent-style-name="Standard">
      <style:text-properties officeooo:paragraph-rsid="0021150a"/>
    </style:style>
    <style:style style:name="P7" style:family="paragraph" style:parent-style-name="Standard">
      <style:text-properties officeooo:rsid="0021611b" officeooo:paragraph-rsid="0021611b"/>
    </style:style>
    <style:style style:name="P8" style:family="paragraph" style:parent-style-name="Standard">
      <style:text-properties style:text-position="super 58%" officeooo:rsid="001f961d" officeooo:paragraph-rsid="001f961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50a" officeooo:paragraph-rsid="0021150a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611b" officeooo:paragraph-rsid="0021611b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59db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6016" officeooo:paragraph-rsid="0021611b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6016" officeooo:paragraph-rsid="00236016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1150a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459db"/>
    </style:style>
    <style:style style:name="T5" style:family="text">
      <style:text-properties officeooo:rsid="0021150a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50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601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961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style:font-name="Arial" fo:font-size="11pt" fo:font-style="normal" style:text-underline-style="none" fo:font-weight="normal" officeooo:rsid="0023601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" fo:font-size="11pt" fo:font-style="normal" style:text-underline-style="none" fo:font-weight="normal" officeooo:rsid="001f961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a)</text:p>
      <text:p text:style-name="Standard"/>
      <text:p text:style-name="P1">V=10*10<text:span text:style-name="T1">3</text:span></text:p>
      <text:p text:style-name="P1"><text:span text:style-name="T3">UC=10</text:span><text:span text:style-name="T1">3</text:span></text:p>
      <text:p text:style-name="P1"><text:span text:style-name="T3">NRE=3*10</text:span><text:span text:style-name="T1">6</text:span></text:p>
      <text:p text:style-name="P8"/>
      <text:p text:style-name="P3">C = NRE+UC*V = 3*10<text:span text:style-name="T1">6 </text:span>+ 10<text:span text:style-name="T1">3</text:span> * 10*10<text:span text:style-name="T1">3</text:span> = 12*10<text:span text:style-name="T1">6</text:span> </text:p>
      <text:p text:style-name="P3">S = 15*3/2 = 22,5*10<text:span text:style-name="T1">6</text:span></text:p>
      <text:p text:style-name="P2"/>
      <text:p text:style-name="P1">total:</text:p>
      <text:p text:style-name="P1">LR = C–S = 22,5*10<text:span text:style-name="T1">6</text:span> - 12*10<text:span text:style-name="T1">6</text:span> = 10,5*10<text:span text:style-name="T1">6</text:span></text:p>
      <text:p text:style-name="P1">delay:</text:p>
      <text:p text:style-name="P1">LR =S-Sdelay &lt;=&gt; <text:span text:style-name="T5">10,5 = </text:span>22,5 - ((W-d)<text:span text:style-name="T2">2</text:span>*H)/2W)</text:p>
      <text:p text:style-name="P5">d = 4,05</text:p>
      <text:p text:style-name="Standard"/>
      <text:p text:style-name="Standard"/>
      <text:p text:style-name="P6"><text:span text:style-name="T5">Resposta: O </text:span><text:bookmark text:name="docs-internal-guid-7a7cc263-7fff-65b7-76ae-a7a074bd4302"/><text:span text:style-name="T6">m</text:span><text:span text:style-name="T7">á</text:span><text:span text:style-name="T6">xi</text:span><text:span text:style-name="T7">mo delay para ter lucro é de 4,05 meses</text:span></text:p>
      <text:p text:style-name="P9"/>
      <text:p text:style-name="P9"/>
      <text:p text:style-name="P9">1 b)</text:p>
      <text:p text:style-name="P9"/>
      <text:p text:style-name="P10">d = 1</text:p>
      <text:p text:style-name="P10">PM = 1-(C/S)</text:p>
      <text:p text:style-name="P10"/>
      <text:p text:style-name="P7"><text:span text:style-name="T6">S = (14 x 3) /15 x (14 / 2) = 19,6*</text:span><text:span text:style-name="T8">10</text:span><text:span text:style-name="T10">6</text:span></text:p>
      <text:p text:style-name="P12"/>
      <text:p text:style-name="P4"><text:span text:style-name="T8">PM = 1-(</text:span><text:span text:style-name="T9">12*10</text:span><text:span text:style-name="T11">6</text:span><text:span text:style-name="T9"> </text:span><text:span text:style-name="T8">/ </text:span><text:span text:style-name="T6">19,6*</text:span><text:span text:style-name="T8">10</text:span><text:span text:style-name="T10">6</text:span><text:span text:style-name="T8">) = 0,388</text:span></text:p>
      <text:p text:style-name="P13"/>
      <text:p text:style-name="P13"/>
      <text:p text:style-name="P13">1 c) </text:p>
      <text:p text:style-name="P13"/>
      <text:p text:style-name="P11"><text:span text:style-name="T4">O processador recomendado é </text:span><text:bookmark text:name="docs-internal-guid-a37776f3-7fff-e585-4b55-2626270bc0b6"/>Application Specific Integrated Circuit (ASIC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5:42:40.443518498</meta:creation-date>
    <dc:date>2019-11-21T06:53:49.306025564</dc:date>
    <meta:editing-duration>PT15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93" meta:character-count="424" meta:non-whitespace-character-count="349"/>
  </office:meta>
</office:document-meta>
</file>